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 don’t see the 1000-word English story in the chat — so I can’t produce the 100-word Hindi summary yet. Below I’ll <text:span text:style-name="Strong_20_Emphasis">explicitly list every step</text:span> I (as an LLM/LLM-powered pipeline) would perform to solve the task, with technical details, algorithms, and concrete implementation notes. If you paste the story I’ll run this exact pipeline and return the 100-word Hindi summary.</text:p>
      <text:h text:style-name="Heading_20_1" text:outline-level="1">High-level objective</text:h>
      <text:p text:style-name="Text_20_body">Produce a faithful, fluent <text:span text:style-name="Strong_20_Emphasis">100-word Hindi</text:span> summary of a 1000-word English story minimizing information loss and preserving named entities/facts.</text:p>
      <text:p text:style-name="Horizontal_20_Line"/>
      <text:h text:style-name="Heading_20_1" text:outline-level="1">Step-by-step procedure (plain + technical)</text:h>
      <text:h text:style-name="Heading_20_3" text:outline-level="3">1) Input ingestion &amp; validation</text:h>
      <text:list xml:id="list3442337080" text:style-name="L1">
        <text:list-item>
          <text:p text:style-name="P2"><text:span text:style-name="Strong_20_Emphasis">Plain:</text:span> Accept the English text and check length ≈1000 words.</text:p>
        </text:list-item>
        <text:list-item>
          <text:p text:style-name="P2"><text:span text:style-name="Strong_20_Emphasis">Technical:</text:span></text:p>
          <text:list>
            <text:list-item>
              <text:p text:style-name="P2">Normalize Unicode (NFC), remove control chars, unify whitespace.</text:p>
            </text:list-item>
            <text:list-item>
              <text:p text:style-name="P2">Compute word count (split on whitespace) and token count (BPE/WordPiece) for model planning.</text:p>
            </text:list-item>
            <text:list-item>
              <text:p text:style-name="P2">If length ≠ ~1000 words, record actual length for sampling/knapsack budget.</text:p>
            </text:list-item>
          </text:list>
        </text:list-item>
      </text:list>
      <text:h text:style-name="Heading_20_3" text:outline-level="3">2) Preprocessing / segmentation</text:h>
      <text:list xml:id="list1360941793" text:style-name="L2">
        <text:list-item>
          <text:p text:style-name="P3"><text:span text:style-name="Strong_20_Emphasis">Plain:</text:span> Split into paragraphs and sentences; preserve paragraph boundaries and headings.</text:p>
        </text:list-item>
        <text:list-item>
          <text:p text:style-name="P3"><text:span text:style-name="Strong_20_Emphasis">Technical:</text:span></text:p>
          <text:list>
            <text:list-item>
              <text:p text:style-name="P3">Use an English sentence splitter (spaCy / NLTK / HuggingFace tokenizer + rule-based fallback).</text:p>
            </text:list-item>
            <text:list-item>
              <text:p text:style-name="P3">Keep mapping: <text:span text:style-name="Source_20_Text">sentence_id → character indices</text:span> (for provenance).</text:p>
            </text:list-item>
            <text:list-item>
              <text:p text:style-name="P3">Normalize numbers/dates (optional) and mark Named Entities (NER) with spaCy or a transformer NER model.</text:p>
            </text:list-item>
          </text:list>
        </text:list-item>
      </text:list>
      <text:h text:style-name="Heading_20_3" text:outline-level="3">3) Passage / sentence encoding (semantic understanding)</text:h>
      <text:list xml:id="list3698655342" text:style-name="L3">
        <text:list-item>
          <text:p text:style-name="P4"><text:span text:style-name="Strong_20_Emphasis">Plain:</text:span> Convert sentences to vectors so we can measure importance and redundancy.</text:p>
        </text:list-item>
        <text:list-item>
          <text:p text:style-name="P4"><text:span text:style-name="Strong_20_Emphasis">Technical:</text:span></text:p>
          <text:list>
            <text:list-item>
              <text:p text:style-name="P4">Use a sentence embedding model (e.g., <text:span text:style-name="Source_20_Text">all-mpnet-base-v2</text:span> or <text:span text:style-name="Source_20_Text">sentence-transformers</text:span>) to compute embeddings <text:span text:style-name="Source_20_Text">E_i ∈ R^d</text:span> for each sentence <text:span text:style-name="Source_20_Text">s_i</text:span>.</text:p>
            </text:list-item>
            <text:list-item>
              <text:p text:style-name="P4">Also compute a document centroid <text:span text:style-name="Source_20_Text">c = mean(E_i)</text:span> to represent global topic.</text:p>
            </text:list-item>
          </text:list>
        </text:list-item>
      </text:list>
      <text:h text:style-name="Heading_20_3" text:outline-level="3"><text:soft-page-break/>4) Importance scoring &amp; redundancy control (extractive selection baseline)</text:h>
      <text:list xml:id="list2506432961" text:style-name="L4">
        <text:list-item>
          <text:p text:style-name="P5"><text:span text:style-name="Strong_20_Emphasis">Plain:</text:span> Score each sentence for importance and pick the most important, non-redundant material under the 100-word budget.</text:p>
        </text:list-item>
        <text:list-item>
          <text:p text:style-name="P5"><text:span text:style-name="Strong_20_Emphasis">Technical:</text:span></text:p>
          <text:list>
            <text:list-item>
              <text:p text:style-name="P5">Importance score: <text:span text:style-name="Source_20_Text">score_i = cosine(E_i, c)</text:span> (optionally combine with sentence length, position, NER weight).</text:p>
            </text:list-item>
            <text:list-item>
              <text:p text:style-name="P5">Redundancy: use Maximal Marginal Relevance (MMR) to select sentences that maximize relevance while minimizing similarity to already-selected ones.</text:p>
            </text:list-item>
            <text:list-item>
              <text:p text:style-name="P5">Budgeting: treat the 100-word limit as knapsack capacity; sentence weights = word counts. Solve approximate knapsack greedily (or exact dynamic programming if small N).</text:p>
            </text:list-item>
            <text:list-item>
              <text:p text:style-name="P5">Output: a set S_extract of sentences whose combined word count ≤ budget (or slightly over — see next step).</text:p>
            </text:list-item>
          </text:list>
        </text:list-item>
      </text:list>
      <text:h text:style-name="Heading_20_3" text:outline-level="3">5) Compression / abstractive rewriting</text:h>
      <text:list xml:id="list2842780564" text:style-name="L5">
        <text:list-item>
          <text:p text:style-name="P6"><text:span text:style-name="Strong_20_Emphasis">Plain:</text:span> Condense the selected text into a single coherent, fluent paragraph of ~100 words (if extractive selection overshoots or is disjointed).</text:p>
        </text:list-item>
        <text:list-item>
          <text:p text:style-name="P6"><text:span text:style-name="Strong_20_Emphasis">Technical:</text:span> Two strategies (choose one or combine):</text:p>
          <text:list>
            <text:list-item>
              <text:p text:style-name="P6"><text:span text:style-name="Strong_20_Emphasis">A. Extractive → Compression → Translate:</text:span></text:p>
              <text:list>
                <text:list-item>
                  <text:p text:style-name="P6">Feed concatenated selected sentences (S_extract) to an <text:span text:style-name="Strong_20_Emphasis">abstractive summarization model</text:span> (e.g., BART / PEGASUS / T5) with <text:span text:style-name="Source_20_Text">max_length</text:span> tuned for ~100 words (approx tokens).</text:p>
                </text:list-item>
                <text:list-item>
                  <text:p text:style-name="P6">Use constrained decoding: <text:span text:style-name="Source_20_Text">beam_size=4..8</text:span>, <text:span text:style-name="Source_20_Text">length_penalty=1.0</text:span>, deterministic <text:span text:style-name="Source_20_Text">temperature=0.0</text:span> for reproducibility.</text:p>
                </text:list-item>
                <text:list-item>
                  <text:p text:style-name="P6">Postprocess to ensure meaning and length.</text:p>
                </text:list-item>
              </text:list>
            </text:list-item>
            <text:list-item>
              <text:p text:style-name="P6"><text:span text:style-name="Strong_20_Emphasis">B. Multilingual abstractive (direct EN→HI summarization):</text:span></text:p>
              <text:list>
                <text:list-item>
                  <text:p text:style-name="P6">Use a multilingual encoder-decoder (mBART, mT5) fine-tuned for <text:span text:style-name="Emphasis">summarization+translation</text:span> or run pipeline <text:span text:style-name="Source_20_Text">summarize_en → translate_hi</text:span> vs <text:span text:style-name="Source_20_Text">summarize_en_hi</text:span> (one-step preferable if available).</text:p>
                </text:list-item>
              </text:list>
            </text:list-item>
            <text:list-item>
              <text:p text:style-name="P6"><text:span text:style-name="Strong_20_Emphasis">Note:</text:span> For best fidelity, do <text:span text:style-name="Strong_20_Emphasis">summarize in English (abstractive)</text:span> then <text:span text:style-name="Strong_20_Emphasis">translate</text:span> with a high-quality EN→HI model (mBART50 / OPUS-MT) or via the LLM prompt (control length post-translation).</text:p>
            </text:list-item>
          </text:list>
        </text:list-item>
      </text:list>
      <text:h text:style-name="Heading_20_3" text:outline-level="3">6) Enforce exact 100-word constraint</text:h>
      <text:list xml:id="list1413785142" text:style-name="L6">
        <text:list-item>
          <text:p text:style-name="P7"><text:span text:style-name="Strong_20_Emphasis">Plain:</text:span> Guarantee the final output is exactly (or very close to) 100 words in Hindi.</text:p>
        </text:list-item>
        <text:list-item>
          <text:p text:style-name="P7"><text:span text:style-name="Strong_20_Emphasis">Technical methods (in order of preference):</text:span></text:p>
          <text:list>
            <text:list-item>
              <text:p text:style-name="P7"><text:soft-page-break/><text:span text:style-name="Strong_20_Emphasis">Budgeted extractive selection</text:span>: select sentences whose total Hindi word count ≤ 100 (translate candidates first or estimate via length ratio) — deterministic guarantee but extractive quality might be choppy.</text:p>
            </text:list-item>
            <text:list-item>
              <text:p text:style-name="P7"><text:span text:style-name="Strong_20_Emphasis">Iterative compression loop (abstractive + trimming):</text:span></text:p>
              <text:list>
                <text:list-item>
                  <text:p text:style-name="P7">Generate a Hindi draft. Count words (split on spaces).</text:p>
                </text:list-item>
                <text:list-item>
                  <text:p text:style-name="P7">If &gt;100: run successive compressions — prompt the model to paraphrase to shorten by N words (explicit instruction: “compress by X words while preserving facts”), or apply sentence-level compression (remove adjectives, subordinate clauses).</text:p>
                </text:list-item>
                <text:list-item>
                  <text:p text:style-name="P7">If &lt;100: expand slightly by adding a short clarifying clause or appositive.</text:p>
                </text:list-item>
                <text:list-item>
                  <text:p text:style-name="P7">Repeat until exactly 100 words (stop after a few iterations).</text:p>
                </text:list-item>
              </text:list>
            </text:list-item>
            <text:list-item>
              <text:p text:style-name="P7"><text:span text:style-name="Strong_20_Emphasis">Constrained decoding / controlled generation:</text:span> Use token-level constraints (hard to enforce exact word counts in subword BPE) — better to enforce in postprocessing.</text:p>
            </text:list-item>
            <text:list-item>
              <text:p text:style-name="P7"><text:span text:style-name="Strong_20_Emphasis">Deterministic trimming:</text:span> If one final word off, trim last clauses and reword to maintain fluency.</text:p>
            </text:list-item>
          </text:list>
        </text:list-item>
      </text:list>
      <text:h text:style-name="Heading_20_3" text:outline-level="3">7) Preserve named entities &amp; facts</text:h>
      <text:list xml:id="list1755959442" text:style-name="L7">
        <text:list-item>
          <text:p text:style-name="P8"><text:span text:style-name="Strong_20_Emphasis">Plain:</text:span> Keep names, places, dates accurate and transliterated properly.</text:p>
        </text:list-item>
        <text:list-item>
          <text:p text:style-name="P8"><text:span text:style-name="Strong_20_Emphasis">Technical:</text:span></text:p>
          <text:list>
            <text:list-item>
              <text:p text:style-name="P8">For each entity detected in EN, decide: transliterate to Devanagari vs keep Latin. Use transliteration rules (ICU transliteration or custom mapping).</text:p>
            </text:list-item>
            <text:list-item>
              <text:p text:style-name="P8">Ensure numerical facts (dates, ages, distances) preserved — don't paraphrase numeric values incorrectly. Mark them <text:span text:style-name="Source_20_Text">[[KEEP]]</text:span> during generation.</text:p>
            </text:list-item>
          </text:list>
        </text:list-item>
      </text:list>
      <text:h text:style-name="Heading_20_3" text:outline-level="3">8) Fluency, register, and style control</text:h>
      <text:list xml:id="list256302880" text:style-name="L8">
        <text:list-item>
          <text:p text:style-name="P9"><text:span text:style-name="Strong_20_Emphasis">Plain:</text:span> Keep tone similar to original (formal/informal) and make Hindi grammatically natural.</text:p>
        </text:list-item>
        <text:list-item>
          <text:p text:style-name="P9"><text:span text:style-name="Strong_20_Emphasis">Technical:</text:span></text:p>
          <text:list>
            <text:list-item>
              <text:p text:style-name="P9">Use style prompts: e.g., “Write in standard Hindi, neutral tone, simple sentences.”</text:p>
            </text:list-item>
            <text:list-item>
              <text:p text:style-name="P9">Postprocess: run a Hindi grammar/orthography check (LanguageTool or transformer) and small humanlike edits (punctuation, compound verbs).</text:p>
            </text:list-item>
          </text:list>
        </text:list-item>
      </text:list>
      <text:h text:style-name="Heading_20_3" text:outline-level="3">9) Verification &amp; automatic QA</text:h>
      <text:list xml:id="list105391542" text:style-name="L9">
        <text:list-item>
          <text:p text:style-name="P10"><text:span text:style-name="Strong_20_Emphasis">Plain:</text:span> Check the summary is faithful and exactly 100 words.</text:p>
        </text:list-item>
        <text:list-item>
          <text:p text:style-name="P10"><text:span text:style-name="Strong_20_Emphasis">Technical checks:</text:span></text:p>
          <text:list>
            <text:list-item>
              <text:p text:style-name="P10">Word count check (split on spaces).</text:p>
            </text:list-item>
            <text:list-item>
              <text:p text:style-name="P10">Fact check: cross-compare named entities and numeric facts extracted from original vs summary (exact match or normalized match).</text:p>
            </text:list-item>
            <text:list-item>
              <text:p text:style-name="P10"><text:soft-page-break/>Semantic similarity: compute cosine between summary embedding and document centroid; ensure similarity above threshold.</text:p>
            </text:list-item>
            <text:list-item>
              <text:p text:style-name="P10">Automatic metrics: ROUGE-1/2/L, BERTScore (for debugging, not final judge).</text:p>
            </text:list-item>
          </text:list>
        </text:list-item>
      </text:list>
      <text:h text:style-name="Heading_20_3" text:outline-level="3">10) Final output packaging</text:h>
      <text:list xml:id="list190455208" text:style-name="L10">
        <text:list-item>
          <text:p text:style-name="P11"><text:span text:style-name="Strong_20_Emphasis">Plain:</text:span> Return the 100-word Hindi summary and, optionally, a one-line confidence note and provenance (which sentences were used).</text:p>
        </text:list-item>
        <text:list-item>
          <text:p text:style-name="P11"><text:span text:style-name="Strong_20_Emphasis">Technical:</text:span> Include metadata: <text:span text:style-name="Source_20_Text">word_count:100</text:span>, <text:span text:style-name="Source_20_Text">method: extractive+abstractive</text:span>, <text:span text:style-name="Source_20_Text">entities_preserved: [list]</text:span>, <text:span text:style-name="Source_20_Text">similarity_score: X</text:span>.</text:p>
        </text:list-item>
      </text:list>
      <text:p text:style-name="Horizontal_20_Line"/>
      <text:h text:style-name="Heading_20_1" text:outline-level="1">Concrete pseudocode (python-style, high level)</text:h>
      <text:p text:style-name="Preformatted_20_Text"><text:span text:style-name="Source_20_Text"># 1. preprocess</text:span></text:p>
      <text:p text:style-name="Preformatted_20_Text"><text:span text:style-name="Source_20_Text">text = normalize_unicode(raw_text)</text:span></text:p>
      <text:p text:style-name="Preformatted_20_Text"><text:span text:style-name="Source_20_Text">sentences = sent_tokenize(text)</text:span></text:p>
      <text:p text:style-name="Preformatted_20_Text"/>
      <text:p text:style-name="Preformatted_20_Text"><text:span text:style-name="Source_20_Text"># 2. encode</text:span></text:p>
      <text:p text:style-name="Preformatted_20_Text"><text:span text:style-name="Source_20_Text">embeddings = embed_model.encode(sentences)</text:span></text:p>
      <text:p text:style-name="Preformatted_20_Text"/>
      <text:p text:style-name="Preformatted_20_Text"><text:span text:style-name="Source_20_Text"># 3. score &amp; select (MMR + knapsack)</text:span></text:p>
      <text:p text:style-name="Preformatted_20_Text"><text:span text:style-name="Source_20_Text">scores = [cosine(e, mean(embeddings)) for e in embeddings]</text:span></text:p>
      <text:p text:style-name="Preformatted_20_Text"><text:span text:style-name="Source_20_Text">selected = mmr_knapsack_select(sentences, embeddings, scores, word_budget_estimate)</text:span></text:p>
      <text:p text:style-name="Preformatted_20_Text"/>
      <text:p text:style-name="Preformatted_20_Text"><text:span text:style-name="Source_20_Text"># 4. abstractive compress (english)</text:span></text:p>
      <text:p text:style-name="Preformatted_20_Text"><text:span text:style-name="Source_20_Text">english_draft = summarization_model.generate(concat(selected), max_tokens=...)</text:span></text:p>
      <text:p text:style-name="Preformatted_20_Text"><text:span text:style-name="Source_20_Text"># 5. translate to Hindi (or use multilingual summarizer)</text:span></text:p>
      <text:p text:style-name="Preformatted_20_Text"><text:span text:style-name="Source_20_Text">hindi_draft = translation_model.translate(english_draft, target_lang='hi')</text:span></text:p>
      <text:p text:style-name="Preformatted_20_Text"/>
      <text:p text:style-name="Preformatted_20_Text"><text:span text:style-name="Source_20_Text"># 6. enforce 100 words</text:span></text:p>
      <text:p text:style-name="Preformatted_20_Text"><text:span text:style-name="Source_20_Text">while word_count(hindi_draft) != 100 and iterations &lt; MAX_ITERS:</text:span></text:p>
      <text:p text:style-name="Preformatted_20_Text"><text:span text:style-name="Source_20_Text"><text:s text:c="4"/>if word_count(hindi_draft) &gt; 100:</text:span></text:p>
      <text:p text:style-name="Preformatted_20_Text"><text:span text:style-name="Source_20_Text"><text:s text:c="8"/>hindi_draft = compress_in_hindi(hindi_draft, reduce_by = word_count(hindi_draft)-100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hindi_draft = expand_in_hindi(hindi_draft, increase_by = 100-word_count(hindi_draft))</text:span></text:p>
      <text:p text:style-name="Preformatted_20_Text"/>
      <text:p text:style-name="Preformatted_20_Text"><text:span text:style-name="Source_20_Text"># 7. postprocess &amp; verify</text:span></text:p>
      <text:p text:style-name="P1"><text:span text:style-name="Source_20_Text">assert word_count(hindi_draft) == 100</text:span></text:p>
      <text:p text:style-name="Horizontal_20_Line"/>
      <text:h text:style-name="Heading_20_1" text:outline-level="1">Implementation &amp; model recommendations</text:h>
      <text:list xml:id="list1572797469" text:style-name="L11">
        <text:list-item>
          <text:p text:style-name="P12"><text:span text:style-name="Strong_20_Emphasis">Embeddings:</text:span> <text:span text:style-name="Source_20_Text">sentence-transformers/all-mpnet-base-v2</text:span></text:p>
        </text:list-item>
        <text:list-item>
          <text:p text:style-name="P12"><text:span text:style-name="Strong_20_Emphasis">English summarizer:</text:span> <text:span text:style-name="Source_20_Text">facebook/bart-large-cnn</text:span> or <text:span text:style-name="Source_20_Text">google/pegasus-xsum</text:span> (for strong abstractive compression)</text:p>
        </text:list-item>
        <text:list-item>
          <text:p text:style-name="P12"><text:soft-page-break/><text:span text:style-name="Strong_20_Emphasis">EN→HI translation:</text:span> <text:span text:style-name="Source_20_Text">facebook/mbart-large-50</text:span> or OPUS-MT <text:span text:style-name="Source_20_Text">Helsinki-NLP/opus-mt-en-hi</text:span></text:p>
        </text:list-item>
        <text:list-item>
          <text:p text:style-name="P12"><text:span text:style-name="Strong_20_Emphasis">Multilingual one-step:</text:span> <text:span text:style-name="Source_20_Text">ai4bharat/indic-bert</text:span> family (fine-tuned) or custom mT5 fine-tune for EN→HI summarization.</text:p>
        </text:list-item>
        <text:list-item>
          <text:p text:style-name="P12"><text:span text:style-name="Strong_20_Emphasis">NER &amp; sentence splitting:</text:span> spaCy (en_core_web_trf) or transformer-based NER.</text:p>
        </text:list-item>
      </text:list>
      <text:p text:style-name="Horizontal_20_Line"/>
      <text:h text:style-name="Heading_20_1" text:outline-level="1">Hyperparameters &amp; decoding tips</text:h>
      <text:list xml:id="list1032418440" text:style-name="L12">
        <text:list-item>
          <text:p text:style-name="P13">Use deterministic decoding for fidelity: <text:span text:style-name="Source_20_Text">temperature=0.0</text:span>, <text:span text:style-name="Source_20_Text">top_p=0.95</text:span> (or greedy/beam search).</text:p>
        </text:list-item>
        <text:list-item>
          <text:p text:style-name="P13">Beam width 4–8 with <text:span text:style-name="Source_20_Text">length_penalty=1.0</text:span>.</text:p>
        </text:list-item>
        <text:list-item>
          <text:p text:style-name="P13">For compressions: prefer explicit instructions like “Compress to N words while preserving facts and entities.”</text:p>
        </text:list-item>
      </text:list>
      <text:p text:style-name="Horizontal_20_Line"/>
      <text:h text:style-name="Heading_20_1" text:outline-level="1">Evaluation (automated + human)</text:h>
      <text:list xml:id="list3514896548" text:style-name="L13">
        <text:list-item>
          <text:p text:style-name="P14">Automated: ROUGE, BERTScore, semantic similarity.</text:p>
        </text:list-item>
        <text:list-item>
          <text:p text:style-name="P14">Human: check factual accuracy, tone, and readability. For production, have a bilingual human editor review.</text:p>
        </text:list-item>
      </text:list>
      <text:p text:style-name="Horizontal_20_Line"/>
      <text:h text:style-name="Heading_20_1" text:outline-level="1">Example deliverable format (when you paste the story)</text:h>
      <text:list xml:id="list477977546" text:style-name="L14">
        <text:list-item>
          <text:p text:style-name="P15"><text:span text:style-name="Source_20_Text">summary_hi</text:span> (string) — the 100-word Hindi summary.</text:p>
        </text:list-item>
        <text:list-item>
          <text:p text:style-name="P15"><text:span text:style-name="Source_20_Text">metadata</text:span> — JSON: <text:span text:style-name="Source_20_Text">{word_count:100, method:..., entities_preserved:[...], similarity:0.82}</text:span></text:p>
        </text:list-item>
        <text:list-item>
          <text:p text:style-name="P15"><text:span text:style-name="Source_20_Text">provenance</text:span> — list of original sentence indices used.</text:p>
        </text:list-item>
      </text:list>
      <text:p text:style-name="Horizontal_20_Line"/>
      <text:p text:style-name="Text_20_body">If you want, paste the 1000-word English story now and I will <text:span text:style-name="Strong_20_Emphasis">immediately</text:span> run the pipeline above and return the exact <text:span text:style-name="Strong_20_Emphasis">100-word Hindi summary</text:span> plus metadat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22:46:59.251688226</meta:creation-date>
    <dc:date>2025-09-16T22:47:09.372843145</dc:date>
    <meta:editing-duration>PT11S</meta:editing-duration>
    <meta:editing-cycles>1</meta:editing-cycles>
    <meta:document-statistic meta:table-count="0" meta:image-count="0" meta:object-count="0" meta:page-count="5" meta:paragraph-count="108" meta:word-count="1153" meta:character-count="8391" meta:non-whitespace-character-count="7382"/>
    <meta:generator>LibreOffice/7.3.7.2$Linux_X86_64 LibreOffice_project/30$Build-2</meta:generator>
  </office:meta>
</office:document-meta>
</file>